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" svg:font-family="Mono" style:font-pitch="fixed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0pt" officeooo:rsid="00186a5c" officeooo:paragraph-rsid="00186a5c" style:font-size-asian="10pt" style:font-size-complex="10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86a5c" officeooo:paragraph-rsid="00186a5c"/>
    </style:style>
    <style:style style:name="P5" style:family="paragraph" style:parent-style-name="Preformatted_20_Text">
      <style:paragraph-properties fo:margin-left="1.251cm" fo:margin-right="0cm" fo:text-indent="0cm" style:auto-text-indent="false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Heading_20_1">
      <style:text-properties style:font-name="Mono" fo:font-size="16pt" officeooo:rsid="00186a5c" officeooo:paragraph-rsid="00186a5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"/>
    </style:style>
    <style:style style:name="T3" style:family="text">
      <style:text-properties style:font-name="Mono" officeooo:rsid="00186a5c"/>
    </style:style>
    <style:style style:name="T4" style:family="text">
      <style:text-properties officeooo:rsid="0019c5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otel California</text:h>
      <text:p text:style-name="P2"><text:span text:style-name="T3">1</text:span><text:span text:style-name="T2">976 Eagles. Wehe, es wagt jemand, den Text zu interpretieren!</text:span></text:p>
      <text:p text:style-name="Preformatted_20_Text">Bm <text:s text:c="24"/>F#<text:tab/><text:tab/><text:tab/><text:tab/><text:tab/><text:tab/><text:tab/><text:span text:style-name="T4">74</text:span></text:p>
      <text:p text:style-name="Preformatted_20_Text"><text:s text:c="2"/>On a dark desert highway, cool wind in my hair</text:p>
      <text:p text:style-name="Preformatted_20_Text">A <text:s text:c="22"/>E</text:p>
      <text:p text:style-name="Preformatted_20_Text"><text:s text:c="2"/>Warm smell of colitas <text:s/>rising up through the air</text:p>
      <text:p text:style-name="Preformatted_20_Text">G <text:s text:c="25"/>D</text:p>
      <text:p text:style-name="Preformatted_20_Text"><text:s text:c="2"/>Up ahead in the distance, I saw a shimmering light</text:p>
      <text:p text:style-name="Preformatted_20_Text">Em</text:p>
      <text:p text:style-name="Preformatted_20_Text"><text:s/>My head grew heavy and my sight grew dim</text:p>
      <text:p text:style-name="Preformatted_20_Text">F#</text:p>
      <text:p text:style-name="Preformatted_20_Text"><text:s/>I had to stop for the night</text:p>
      <text:p text:style-name="Preformatted_20_Text"/>
      <text:p text:style-name="Preformatted_20_Text">Bm <text:s text:c="30"/>F#</text:p>
      <text:p text:style-name="Preformatted_20_Text"><text:s/>There she stood in the doorway; <text:s/>I heard the mission bell</text:p>
      <text:p text:style-name="Preformatted_20_Text">A <text:s text:c="44"/>E</text:p>
      <text:p text:style-name="Preformatted_20_Text"><text:s text:c="2"/>And I was thinking to myself this could be heaven or this could be hell</text:p>
      <text:p text:style-name="Preformatted_20_Text">G <text:s text:c="24"/>D</text:p>
      <text:p text:style-name="Preformatted_20_Text"><text:s/>Then she lit up a candle, and she showed me the way</text:p>
      <text:p text:style-name="Preformatted_20_Text">Em <text:s text:c="34"/>F#</text:p>
      <text:p text:style-name="Preformatted_20_Text"><text:s/>There were voices down the corridor, I thought I heard them say</text:p>
      <text:p text:style-name="Preformatted_20_Text"/>
      <text:p text:style-name="Preformatted_20_Text"/>
      <text:p text:style-name="P6">G <text:s text:c="25"/>D</text:p>
      <text:p text:style-name="P6"><text:s/>Welcome to the Hotel California.</text:p>
      <text:p text:style-name="P6"><text:s text:c="8"/>F#7 <text:s text:c="17"/>Bm</text:p>
      <text:p text:style-name="P6">Such a lovely place, such a lovely face</text:p>
      <text:p text:style-name="P6">G <text:s text:c="31"/>D</text:p>
      <text:p text:style-name="P6">Plenty of room at the Hotel California</text:p>
      <text:p text:style-name="P6"><text:s text:c="5"/>Em <text:s text:c="37"/>F#</text:p>
      <text:p text:style-name="P5"><text:span text:style-name="T1">Any time of year (any time of year) you can find it</text:span> here</text:p>
      <text:p text:style-name="Preformatted_20_Text"><text:s/></text:p>
      <text:p text:style-name="Preformatted_20_Text"/>
      <text:p text:style-name="Preformatted_20_Text">Her mind is Tiffany-twisted, she got the Mercedes bends</text:p>
      <text:p text:style-name="Preformatted_20_Text">She got a lot of pretty, pretty boys she calls friends</text:p>
      <text:p text:style-name="Preformatted_20_Text">How they dance in the courtyard, sweet summer sweat.</text:p>
      <text:p text:style-name="Preformatted_20_Text">Some dance to remember, some dance to forget</text:p>
      <text:p text:style-name="Preformatted_20_Text"/>
      <text:p text:style-name="Preformatted_20_Text">So I called up the Captain, 'Please bring me my wine'</text:p>
      <text:p text:style-name="Preformatted_20_Text">He said, 'We haven't had that spirit here since nineteen sixty nine'</text:p>
      <text:p text:style-name="Preformatted_20_Text">And still those voices are calling from far away,</text:p>
      <text:p text:style-name="Preformatted_20_Text">Wake you up in the middle of the night</text:p>
      <text:p text:style-name="Preformatted_20_Text">Just to hear them say...</text:p>
      <text:p text:style-name="Preformatted_20_Text"/>
      <text:p text:style-name="P6">Welcome to the Hotel California</text:p>
      <text:p text:style-name="P6">Such a lovely place (Such a lovely place), Such a lovely face</text:p>
      <text:p text:style-name="P6">They livin' it up at the Hotel California</text:p>
      <text:p text:style-name="P6">What a nice surprise (what a nice surprise), Bring your alibis</text:p>
      <text:p text:style-name="Preformatted_20_Text"/>
      <text:p text:style-name="Preformatted_20_Text">Mirrors on the ceiling, The pink champagne on ice</text:p>
      <text:p text:style-name="Preformatted_20_Text">And she said 'We are all just prisoners here, of our own device'</text:p>
      <text:p text:style-name="Preformatted_20_Text">And in the master's chambers, They gathered for the feast</text:p>
      <text:p text:style-name="Preformatted_20_Text">They stab it with their steely knives,</text:p>
      <text:p text:style-name="Preformatted_20_Text">But they just can't kill the beast</text:p>
      <text:p text:style-name="Preformatted_20_Text"/>
      <text:p text:style-name="Preformatted_20_Text">Last thing I remember, I was running for the door</text:p>
      <text:p text:style-name="Preformatted_20_Text">I had to find the passage back to the place I was before</text:p>
      <text:p text:style-name="Preformatted_20_Text">'Relax,' said the night man, 'We are programmed to receive.</text:p>
      <text:p text:style-name="Preformatted_20_Text">You can check-out any time you like,</text:p>
      <text:p text:style-name="P3">But you can never leave!'</text:p>
      <text:p text:style-name="P4">Guitar Solo mind 2 Minuten :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" svg:font-family="Mono" style:font-pitch="fixed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1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0.728cm" fo:margin-left="1.217cm" fo:margin-right="0.9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6-11T17:15:40</meta:creation-date>
    <meta:printed-by>ksu </meta:printed-by>
    <meta:print-date>2011-06-11T17:18:08</meta:print-date>
    <dc:date>2017-12-07T18:21:53.413326856</dc:date>
    <dc:creator>benutzer </dc:creator>
    <meta:editing-duration>PT27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3" meta:word-count="381" meta:character-count="2222" meta:non-whitespace-character-count="1544"/>
  </office:meta>
</office:document-meta>
</file>